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svg:stroke-width="0.06cm" svg:stroke-color="#000000" draw:marker-start-width="0.38cm" draw:marker-end-width="0.38cm" svg:stroke-linecap="round" draw:fill="none" draw:textarea-vertical-align="middle" fo:padding-top="0.155cm" fo:padding-bottom="0.155cm" fo:padding-left="0.28cm" fo:padding-right="0.28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075cm" svg:height="0.066cm" svg:x="0.296cm" svg:y="0.1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0.056cm" svg:y1="0.439cm" svg:x2="0.056cm" svg:y2="0.237cm">
            <text:p/>
          </draw:line>
          <draw:line draw:style-name="gr2" draw:text-style-name="P2" draw:layer="layout" svg:x1="0.441cm" svg:y1="0.443cm" svg:x2="0.442cm" svg:y2="0.227cm">
            <text:p/>
          </draw:line>
          <draw:path draw:style-name="gr2" draw:text-style-name="P2" draw:layer="layout" svg:width="0.019cm" svg:height="0.226cm" draw:transform="rotate (1.5707963267949) translate (0.134cm 0.366841501952027cm)" svg:viewBox="0 0 20 227" svg:d="M20 0c-19 85-33 141 0 227">
            <text:p/>
          </draw:path>
          <draw:path draw:style-name="gr2" draw:text-style-name="P2" draw:layer="layout" svg:width="0.247cm" svg:height="0.37cm" draw:transform="skewX (0.137881010907552) rotate (1.30882240607055) translate (0.0515979933600506cm 0.237716991911186cm)" svg:viewBox="0 0 248 371" svg:d="M0 6c208-56 339 307 170 365">
            <text:p/>
          </draw:path>
          <draw:custom-shape draw:style-name="gr1" draw:text-style-name="P1" draw:layer="layout" svg:width="0.075cm" svg:height="0.066cm" svg:x="0.13cm" svg:y="0.1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0.494cm" fo:page-height="0.4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1-03-17T08:12:31.960675986</dc:date>
    <dc:creator>Engelbert Niehaus</dc:creator>
    <meta:editing-duration>PT9M37S</meta:editing-duration>
    <meta:editing-cycles>5</meta:editing-cycles>
    <meta:generator>LibreOffice/7.1.0.3$MacOSX_X86_64 LibreOffice_project/f6099ecf3d29644b5008cc8f48f42f4a40986e4c</meta:generator>
    <meta:document-statistic meta:object-count="7"/>
  </office:meta>
</office:document-meta>
</file>